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5807in"/>
    </style:style>
    <style:style style:name="co14" style:family="table-column">
      <style:table-column-properties fo:break-before="auto" style:column-width="1.0071in"/>
    </style:style>
    <style:style style:name="co15" style:family="table-column">
      <style:table-column-properties fo:break-before="auto" style:column-width="1.1811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0.5154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objective</text:p>
          </table:table-cell>
          <table:table-cell office:value-type="string">
            <text:p>metric</text:p>
          </table:table-cell>
          <table:table-cell office:value-type="string">
            <text:p>first_metric_only</text:p>
          </table:table-cell>
          <table:table-cell office:value-type="string">
            <text:p>boost_from_average</text:p>
          </table:table-cell>
          <table:table-cell office:value-type="string">
            <text:p>feature_pre_filter</text:p>
          </table:table-cell>
          <table:table-cell office:value-type="string">
            <text:p>lambda_l1</text:p>
          </table:table-cell>
          <table:table-cell office:value-type="string">
            <text:p>lambda_l2</text:p>
          </table:table-cell>
          <table:table-cell office:value-type="string">
            <text:p>verbosity</text:p>
          </table:table-cell>
          <table:table-cell office:value-type="string">
            <text:p>max_depth</text:p>
          </table:table-cell>
          <table:table-cell office:value-type="string">
            <text:p>min_gain_to_split</text:p>
          </table:table-cell>
          <table:table-cell office:value-type="string">
            <text:p>max_bin</text:p>
          </table:table-cell>
          <table:table-cell office:value-type="string">
            <text:p>num_iterations</text:p>
          </table:table-cell>
          <table:table-cell office:value-type="string">
            <text:p>force_row_wise</text:p>
          </table:table-cell>
          <table:table-cell office:value-type="string">
            <text:p>seed</text:p>
          </table:table-cell>
          <table:table-cell office:value-type="string">
            <text:p>learning_rate</text:p>
          </table:table-cell>
          <table:table-cell office:value-type="string">
            <text:p>feature_fraction</text:p>
          </table:table-cell>
          <table:table-cell office:value-type="string">
            <text:p>min_data_in_leaf</text:p>
          </table:table-cell>
          <table:table-cell office:value-type="string">
            <text:p>num_leaves</text:p>
          </table:table-cell>
          <table:table-cell office:value-type="string">
            <text:p>envios</text:p>
          </table:table-cell>
          <table:table-cell office:value-type="string">
            <text:p>ganancia</text:p>
          </table:table-cell>
          <table:table-cell office:value-type="string">
            <text:p>iteracion</text:p>
          </table:table-cell>
        </table:table-row>
        <table:table-row table:style-name="ro1">
          <table:table-cell office:value-type="string">
            <text:p>20221019 0733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9">
            <text:p>8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610823008021">
            <text:p>0.005610823</text:p>
          </table:table-cell>
          <table:table-cell office:value-type="float" office:value="0.608474887048872">
            <text:p>0.608474887</text:p>
          </table:table-cell>
          <table:table-cell office:value-type="float" office:value="629">
            <text:p>629</text:p>
          </table:table-cell>
          <table:table-cell office:value-type="float" office:value="348">
            <text:p>348</text:p>
          </table:table-cell>
          <table:table-cell office:value-type="float" office:value="9251">
            <text:p>9251</text:p>
          </table:table-cell>
          <table:table-cell office:value-type="float" office:value="27020000">
            <text:p>27020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221019 0607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92">
            <text:p>119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104426251782">
            <text:p>0.0050104426</text:p>
          </table:table-cell>
          <table:table-cell office:value-type="float" office:value="0.593400358142155">
            <text:p>0.5934003581</text:p>
          </table:table-cell>
          <table:table-cell office:value-type="float" office:value="508">
            <text:p>508</text:p>
          </table:table-cell>
          <table:table-cell office:value-type="float" office:value="533">
            <text:p>533</text:p>
          </table:table-cell>
          <table:table-cell office:value-type="float" office:value="9257">
            <text:p>9257</text:p>
          </table:table-cell>
          <table:table-cell office:value-type="float" office:value="26930000">
            <text:p>2693000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0221019 0635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38">
            <text:p>63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5904516862297">
            <text:p>0.0052590452</text:p>
          </table:table-cell>
          <table:table-cell office:value-type="float" office:value="0.559236763471772">
            <text:p>0.5592367635</text:p>
          </table:table-cell>
          <table:table-cell office:value-type="float" office:value="437">
            <text:p>437</text:p>
          </table:table-cell>
          <table:table-cell office:value-type="float" office:value="423">
            <text:p>423</text:p>
          </table:table-cell>
          <table:table-cell office:value-type="float" office:value="8995">
            <text:p>8995</text:p>
          </table:table-cell>
          <table:table-cell office:value-type="float" office:value="26810000">
            <text:p>2681000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221019 1227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49">
            <text:p>94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6613341815249">
            <text:p>0.0051661334</text:p>
          </table:table-cell>
          <table:table-cell office:value-type="float" office:value="0.801079215664664">
            <text:p>0.8010792157</text:p>
          </table:table-cell>
          <table:table-cell office:value-type="float" office:value="597">
            <text:p>597</text:p>
          </table:table-cell>
          <table:table-cell office:value-type="float" office:value="1024">
            <text:p>1024</text:p>
          </table:table-cell>
          <table:table-cell office:value-type="float" office:value="7829">
            <text:p>7829</text:p>
          </table:table-cell>
          <table:table-cell office:value-type="float" office:value="26750000">
            <text:p>2675000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20221019 0825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17">
            <text:p>161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6030208493119">
            <text:p>0.0056030208</text:p>
          </table:table-cell>
          <table:table-cell office:value-type="float" office:value="0.501628093590104">
            <text:p>0.5016280936</text:p>
          </table:table-cell>
          <table:table-cell office:value-type="float" office:value="556">
            <text:p>556</text:p>
          </table:table-cell>
          <table:table-cell office:value-type="float" office:value="16">
            <text:p>16</text:p>
          </table:table-cell>
          <table:table-cell office:value-type="float" office:value="9384">
            <text:p>9384</text:p>
          </table:table-cell>
          <table:table-cell office:value-type="float" office:value="26680000">
            <text:p>266800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221019 0626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9">
            <text:p>77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0708224462375">
            <text:p>0.0053070822</text:p>
          </table:table-cell>
          <table:table-cell office:value-type="float" office:value="0.681917110972736">
            <text:p>0.681917111</text:p>
          </table:table-cell>
          <table:table-cell office:value-type="float" office:value="912">
            <text:p>912</text:p>
          </table:table-cell>
          <table:table-cell office:value-type="float" office:value="481">
            <text:p>481</text:p>
          </table:table-cell>
          <table:table-cell office:value-type="float" office:value="9069">
            <text:p>9069</text:p>
          </table:table-cell>
          <table:table-cell office:value-type="float" office:value="26670000">
            <text:p>266700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221019 0902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83">
            <text:p>78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3027341364595">
            <text:p>0.0053302734</text:p>
          </table:table-cell>
          <table:table-cell office:value-type="float" office:value="0.593406892576953">
            <text:p>0.5934068926</text:p>
          </table:table-cell>
          <table:table-cell office:value-type="float" office:value="625">
            <text:p>625</text:p>
          </table:table-cell>
          <table:table-cell office:value-type="float" office:value="998">
            <text:p>998</text:p>
          </table:table-cell>
          <table:table-cell office:value-type="float" office:value="9221">
            <text:p>9221</text:p>
          </table:table-cell>
          <table:table-cell office:value-type="float" office:value="26600000">
            <text:p>266000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20221019 05350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40">
            <text:p>94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2142547124352">
            <text:p>0.0050214255</text:p>
          </table:table-cell>
          <table:table-cell office:value-type="float" office:value="0.58942575945484">
            <text:p>0.5894257595</text:p>
          </table:table-cell>
          <table:table-cell office:value-type="float" office:value="649">
            <text:p>649</text:p>
          </table:table-cell>
          <table:table-cell office:value-type="float" office:value="529">
            <text:p>529</text:p>
          </table:table-cell>
          <table:table-cell office:value-type="float" office:value="8136">
            <text:p>8136</text:p>
          </table:table-cell>
          <table:table-cell office:value-type="float" office:value="26530000">
            <text:p>265300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21019 0722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66">
            <text:p>76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8363264951781">
            <text:p>0.0053836326</text:p>
          </table:table-cell>
          <table:table-cell office:value-type="float" office:value="0.596209953018132">
            <text:p>0.596209953</text:p>
          </table:table-cell>
          <table:table-cell office:value-type="float" office:value="980">
            <text:p>980</text:p>
          </table:table-cell>
          <table:table-cell office:value-type="float" office:value="767">
            <text:p>767</text:p>
          </table:table-cell>
          <table:table-cell office:value-type="float" office:value="9110">
            <text:p>9110</text:p>
          </table:table-cell>
          <table:table-cell office:value-type="float" office:value="26500000">
            <text:p>265000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221019 0738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45">
            <text:p>134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5679722357531">
            <text:p>0.0050567972</text:p>
          </table:table-cell>
          <table:table-cell office:value-type="float" office:value="0.609148353002139">
            <text:p>0.609148353</text:p>
          </table:table-cell>
          <table:table-cell office:value-type="float" office:value="772">
            <text:p>772</text:p>
          </table:table-cell>
          <table:table-cell office:value-type="float" office:value="22">
            <text:p>22</text:p>
          </table:table-cell>
          <table:table-cell office:value-type="float" office:value="9273">
            <text:p>9273</text:p>
          </table:table-cell>
          <table:table-cell office:value-type="float" office:value="26500000">
            <text:p>265000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21019 0817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99">
            <text:p>99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8931182137924">
            <text:p>0.0055893118</text:p>
          </table:table-cell>
          <table:table-cell office:value-type="float" office:value="0.629466798281995">
            <text:p>0.6294667983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office:value-type="float" office:value="9041">
            <text:p>9041</text:p>
          </table:table-cell>
          <table:table-cell office:value-type="float" office:value="26480000">
            <text:p>264800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221019 0933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4">
            <text:p>3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3655037475401">
            <text:p>0.0055365504</text:p>
          </table:table-cell>
          <table:table-cell office:value-type="float" office:value="0.580487830052643">
            <text:p>0.5804878301</text:p>
          </table:table-cell>
          <table:table-cell office:value-type="float" office:value="380">
            <text:p>380</text:p>
          </table:table-cell>
          <table:table-cell office:value-type="float" office:value="93">
            <text:p>93</text:p>
          </table:table-cell>
          <table:table-cell office:value-type="float" office:value="9804">
            <text:p>9804</text:p>
          </table:table-cell>
          <table:table-cell office:value-type="float" office:value="26400000">
            <text:p>264000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20221019 0802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85">
            <text:p>78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1725132360818">
            <text:p>0.0052172513</text:p>
          </table:table-cell>
          <table:table-cell office:value-type="float" office:value="0.735432288403397">
            <text:p>0.7354322884</text:p>
          </table:table-cell>
          <table:table-cell office:value-type="float" office:value="590">
            <text:p>590</text:p>
          </table:table-cell>
          <table:table-cell office:value-type="float" office:value="171">
            <text:p>171</text:p>
          </table:table-cell>
          <table:table-cell office:value-type="float" office:value="9022">
            <text:p>9022</text:p>
          </table:table-cell>
          <table:table-cell office:value-type="float" office:value="26360000">
            <text:p>263600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20221019 04430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74">
            <text:p>137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240217831541">
            <text:p>0.0050024022</text:p>
          </table:table-cell>
          <table:table-cell office:value-type="float" office:value="0.591622916812962">
            <text:p>0.5916229168</text:p>
          </table:table-cell>
          <table:table-cell office:value-type="float" office:value="996">
            <text:p>996</text:p>
          </table:table-cell>
          <table:table-cell office:value-type="float" office:value="468">
            <text:p>468</text:p>
          </table:table-cell>
          <table:table-cell office:value-type="float" office:value="7287">
            <text:p>7287</text:p>
          </table:table-cell>
          <table:table-cell office:value-type="float" office:value="26310000">
            <text:p>2631000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221019 07544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24">
            <text:p>62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7494256300304">
            <text:p>0.0050749426</text:p>
          </table:table-cell>
          <table:table-cell office:value-type="float" office:value="0.595083046775636">
            <text:p>0.5950830468</text:p>
          </table:table-cell>
          <table:table-cell office:value-type="float" office:value="818">
            <text:p>818</text:p>
          </table:table-cell>
          <table:table-cell office:value-type="float" office:value="302">
            <text:p>302</text:p>
          </table:table-cell>
          <table:table-cell office:value-type="float" office:value="9257">
            <text:p>9257</text:p>
          </table:table-cell>
          <table:table-cell office:value-type="float" office:value="26290000">
            <text:p>262900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20221019 1319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79">
            <text:p>97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57465780339">
            <text:p>0.0050057466</text:p>
          </table:table-cell>
          <table:table-cell office:value-type="float" office:value="0.762886533644426">
            <text:p>0.7628865336</text:p>
          </table:table-cell>
          <table:table-cell office:value-type="float" office:value="587">
            <text:p>587</text:p>
          </table:table-cell>
          <table:table-cell office:value-type="float" office:value="377">
            <text:p>377</text:p>
          </table:table-cell>
          <table:table-cell office:value-type="float" office:value="9268">
            <text:p>9268</text:p>
          </table:table-cell>
          <table:table-cell office:value-type="float" office:value="26270000">
            <text:p>26270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20221019 0641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43">
            <text:p>54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2281949987524">
            <text:p>0.0053228195</text:p>
          </table:table-cell>
          <table:table-cell office:value-type="float" office:value="0.401931119508615">
            <text:p>0.4019311195</text:p>
          </table:table-cell>
          <table:table-cell office:value-type="float" office:value="720">
            <text:p>720</text:p>
          </table:table-cell>
          <table:table-cell office:value-type="float" office:value="626">
            <text:p>626</text:p>
          </table:table-cell>
          <table:table-cell office:value-type="float" office:value="9196">
            <text:p>9196</text:p>
          </table:table-cell>
          <table:table-cell office:value-type="float" office:value="26250000">
            <text:p>2625000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0221019 09114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39">
            <text:p>10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803468245333">
            <text:p>0.0053803468</text:p>
          </table:table-cell>
          <table:table-cell office:value-type="float" office:value="0.38807995175243">
            <text:p>0.3880799518</text:p>
          </table:table-cell>
          <table:table-cell office:value-type="float" office:value="449">
            <text:p>449</text:p>
          </table:table-cell>
          <table:table-cell office:value-type="float" office:value="1008">
            <text:p>1008</text:p>
          </table:table-cell>
          <table:table-cell office:value-type="float" office:value="7761">
            <text:p>7761</text:p>
          </table:table-cell>
          <table:table-cell office:value-type="float" office:value="26240000">
            <text:p>262400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20221019 04584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59">
            <text:p>125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3450317617234">
            <text:p>0.0053345032</text:p>
          </table:table-cell>
          <table:table-cell office:value-type="float" office:value="0.569065878770186">
            <text:p>0.5690658788</text:p>
          </table:table-cell>
          <table:table-cell office:value-type="float" office:value="1159">
            <text:p>1159</text:p>
          </table:table-cell>
          <table:table-cell office:value-type="float" office:value="387">
            <text:p>387</text:p>
          </table:table-cell>
          <table:table-cell office:value-type="float" office:value="7687">
            <text:p>7687</text:p>
          </table:table-cell>
          <table:table-cell office:value-type="float" office:value="26230000">
            <text:p>262300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221019 0834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30">
            <text:p>153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7287733724239">
            <text:p>0.0050728773</text:p>
          </table:table-cell>
          <table:table-cell office:value-type="float" office:value="0.282664617501671">
            <text:p>0.2826646175</text:p>
          </table:table-cell>
          <table:table-cell office:value-type="float" office:value="1099">
            <text:p>1099</text:p>
          </table:table-cell>
          <table:table-cell office:value-type="float" office:value="1020">
            <text:p>1020</text:p>
          </table:table-cell>
          <table:table-cell office:value-type="float" office:value="7900">
            <text:p>7900</text:p>
          </table:table-cell>
          <table:table-cell office:value-type="float" office:value="26200000">
            <text:p>262000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20221019 0917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54">
            <text:p>6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6071794771262">
            <text:p>0.0054607179</text:p>
          </table:table-cell>
          <table:table-cell office:value-type="float" office:value="0.634449162559927">
            <text:p>0.6344491626</text:p>
          </table:table-cell>
          <table:table-cell office:value-type="float" office:value="957">
            <text:p>957</text:p>
          </table:table-cell>
          <table:table-cell office:value-type="float" office:value="914">
            <text:p>914</text:p>
          </table:table-cell>
          <table:table-cell office:value-type="float" office:value="7783">
            <text:p>7783</text:p>
          </table:table-cell>
          <table:table-cell office:value-type="float" office:value="26200000">
            <text:p>262000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20221019 1218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3">
            <text:p>82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47024855902">
            <text:p>0.0050047025</text:p>
          </table:table-cell>
          <table:table-cell office:value-type="float" office:value="0.780076294910578">
            <text:p>0.7800762949</text:p>
          </table:table-cell>
          <table:table-cell office:value-type="float" office:value="596">
            <text:p>596</text:p>
          </table:table-cell>
          <table:table-cell office:value-type="float" office:value="873">
            <text:p>873</text:p>
          </table:table-cell>
          <table:table-cell office:value-type="float" office:value="9463">
            <text:p>9463</text:p>
          </table:table-cell>
          <table:table-cell office:value-type="float" office:value="26200000">
            <text:p>2620000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21019 0928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69">
            <text:p>86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3747060434365">
            <text:p>0.0051374706</text:p>
          </table:table-cell>
          <table:table-cell office:value-type="float" office:value="0.359152078906344">
            <text:p>0.3591520789</text:p>
          </table:table-cell>
          <table:table-cell office:value-type="float" office:value="553">
            <text:p>553</text:p>
          </table:table-cell>
          <table:table-cell office:value-type="float" office:value="416">
            <text:p>416</text:p>
          </table:table-cell>
          <table:table-cell office:value-type="float" office:value="9209">
            <text:p>9209</text:p>
          </table:table-cell>
          <table:table-cell office:value-type="float" office:value="26150000">
            <text:p>261500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221019 1233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3">
            <text:p>15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5093843681258">
            <text:p>0.0250938437</text:p>
          </table:table-cell>
          <table:table-cell office:value-type="float" office:value="0.709449705054333">
            <text:p>0.7094497051</text:p>
          </table:table-cell>
          <table:table-cell office:value-type="float" office:value="586">
            <text:p>586</text:p>
          </table:table-cell>
          <table:table-cell office:value-type="float" office:value="1024">
            <text:p>1024</text:p>
          </table:table-cell>
          <table:table-cell office:value-type="float" office:value="8181">
            <text:p>8181</text:p>
          </table:table-cell>
          <table:table-cell office:value-type="float" office:value="26120000">
            <text:p>2612000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20221019 1210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85">
            <text:p>168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4074450697358">
            <text:p>0.0051407445</text:p>
          </table:table-cell>
          <table:table-cell office:value-type="float" office:value="0.92226649838909">
            <text:p>0.9222664984</text:p>
          </table:table-cell>
          <table:table-cell office:value-type="float" office:value="520">
            <text:p>520</text:p>
          </table:table-cell>
          <table:table-cell office:value-type="float" office:value="1024">
            <text:p>1024</text:p>
          </table:table-cell>
          <table:table-cell office:value-type="float" office:value="9668">
            <text:p>9668</text:p>
          </table:table-cell>
          <table:table-cell office:value-type="float" office:value="26110000">
            <text:p>2611000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20221019 0430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61">
            <text:p>156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8974419087074">
            <text:p>0.0050897442</text:p>
          </table:table-cell>
          <table:table-cell office:value-type="float" office:value="0.572709139791164">
            <text:p>0.5727091398</text:p>
          </table:table-cell>
          <table:table-cell office:value-type="float" office:value="1512">
            <text:p>1512</text:p>
          </table:table-cell>
          <table:table-cell office:value-type="float" office:value="667">
            <text:p>667</text:p>
          </table:table-cell>
          <table:table-cell office:value-type="float" office:value="7490">
            <text:p>7490</text:p>
          </table:table-cell>
          <table:table-cell office:value-type="float" office:value="26060000">
            <text:p>26060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221019 0619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89">
            <text:p>12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1103907688004">
            <text:p>0.0050110391</text:p>
          </table:table-cell>
          <table:table-cell office:value-type="float" office:value="0.600040821809489">
            <text:p>0.6000408218</text:p>
          </table:table-cell>
          <table:table-cell office:value-type="float" office:value="391">
            <text:p>391</text:p>
          </table:table-cell>
          <table:table-cell office:value-type="float" office:value="542">
            <text:p>542</text:p>
          </table:table-cell>
          <table:table-cell office:value-type="float" office:value="9977">
            <text:p>9977</text:p>
          </table:table-cell>
          <table:table-cell office:value-type="float" office:value="26050000">
            <text:p>2605000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0221019 0515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10">
            <text:p>121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1970126022194">
            <text:p>0.0050197013</text:p>
          </table:table-cell>
          <table:table-cell office:value-type="float" office:value="0.593784505264932">
            <text:p>0.5937845053</text:p>
          </table:table-cell>
          <table:table-cell office:value-type="float" office:value="549">
            <text:p>549</text:p>
          </table:table-cell>
          <table:table-cell office:value-type="float" office:value="154">
            <text:p>154</text:p>
          </table:table-cell>
          <table:table-cell office:value-type="float" office:value="7304">
            <text:p>7304</text:p>
          </table:table-cell>
          <table:table-cell office:value-type="float" office:value="26040000">
            <text:p>260400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221019 0401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85">
            <text:p>148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8071380162739">
            <text:p>0.0051807138</text:p>
          </table:table-cell>
          <table:table-cell office:value-type="float" office:value="0.453642753686195">
            <text:p>0.4536427537</text:p>
          </table:table-cell>
          <table:table-cell office:value-type="float" office:value="782">
            <text:p>782</text:p>
          </table:table-cell>
          <table:table-cell office:value-type="float" office:value="524">
            <text:p>524</text:p>
          </table:table-cell>
          <table:table-cell office:value-type="float" office:value="7070">
            <text:p>7070</text:p>
          </table:table-cell>
          <table:table-cell office:value-type="float" office:value="26020000">
            <text:p>2602000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221019 0955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80">
            <text:p>88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6454025846282">
            <text:p>0.0051645403</text:p>
          </table:table-cell>
          <table:table-cell office:value-type="float" office:value="0.700815713847191">
            <text:p>0.7008157138</text:p>
          </table:table-cell>
          <table:table-cell office:value-type="float" office:value="1092">
            <text:p>1092</text:p>
          </table:table-cell>
          <table:table-cell office:value-type="float" office:value="62">
            <text:p>62</text:p>
          </table:table-cell>
          <table:table-cell office:value-type="float" office:value="9329">
            <text:p>9329</text:p>
          </table:table-cell>
          <table:table-cell office:value-type="float" office:value="25990000">
            <text:p>2599000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221019 0552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98">
            <text:p>109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1696098089622">
            <text:p>0.005216961</text:p>
          </table:table-cell>
          <table:table-cell office:value-type="float" office:value="0.58367644409547">
            <text:p>0.5836764441</text:p>
          </table:table-cell>
          <table:table-cell office:value-type="float" office:value="9">
            <text:p>9</text:p>
          </table:table-cell>
          <table:table-cell office:value-type="float" office:value="942">
            <text:p>942</text:p>
          </table:table-cell>
          <table:table-cell office:value-type="float" office:value="8464">
            <text:p>8464</text:p>
          </table:table-cell>
          <table:table-cell office:value-type="float" office:value="25960000">
            <text:p>2596000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221019 1048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99">
            <text:p>29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0633721471605">
            <text:p>0.0051063372</text:p>
          </table:table-cell>
          <table:table-cell office:value-type="float" office:value="0.404686893560867">
            <text:p>0.4046868936</text:p>
          </table:table-cell>
          <table:table-cell office:value-type="float" office:value="449">
            <text:p>449</text:p>
          </table:table-cell>
          <table:table-cell office:value-type="float" office:value="1022">
            <text:p>1022</text:p>
          </table:table-cell>
          <table:table-cell office:value-type="float" office:value="10448">
            <text:p>10448</text:p>
          </table:table-cell>
          <table:table-cell office:value-type="float" office:value="25910000">
            <text:p>2591000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20221019 1008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38105459749418">
            <text:p>0.063810546</text:p>
          </table:table-cell>
          <table:table-cell office:value-type="float" office:value="0.548153945366242">
            <text:p>0.5481539454</text:p>
          </table:table-cell>
          <table:table-cell office:value-type="float" office:value="714">
            <text:p>714</text:p>
          </table:table-cell>
          <table:table-cell office:value-type="float" office:value="949">
            <text:p>949</text:p>
          </table:table-cell>
          <table:table-cell office:value-type="float" office:value="9246">
            <text:p>9246</text:p>
          </table:table-cell>
          <table:table-cell office:value-type="float" office:value="25830000">
            <text:p>258300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221019 0449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89">
            <text:p>4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154713299424">
            <text:p>0.0050015471</text:p>
          </table:table-cell>
          <table:table-cell office:value-type="float" office:value="0.757016027055478">
            <text:p>0.7570160271</text:p>
          </table:table-cell>
          <table:table-cell office:value-type="float" office:value="621">
            <text:p>621</text:p>
          </table:table-cell>
          <table:table-cell office:value-type="float" office:value="476">
            <text:p>476</text:p>
          </table:table-cell>
          <table:table-cell office:value-type="float" office:value="7059">
            <text:p>7059</text:p>
          </table:table-cell>
          <table:table-cell office:value-type="float" office:value="25810000">
            <text:p>2581000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221019 0940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69">
            <text:p>96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0112563862476">
            <text:p>0.0053011256</text:p>
          </table:table-cell>
          <table:table-cell office:value-type="float" office:value="0.5619462866479">
            <text:p>0.5619462866</text:p>
          </table:table-cell>
          <table:table-cell office:value-type="float" office:value="1556">
            <text:p>1556</text:p>
          </table:table-cell>
          <table:table-cell office:value-type="float" office:value="1024">
            <text:p>1024</text:p>
          </table:table-cell>
          <table:table-cell office:value-type="float" office:value="8697">
            <text:p>8697</text:p>
          </table:table-cell>
          <table:table-cell office:value-type="float" office:value="25810000">
            <text:p>2581000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20221019 08091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51">
            <text:p>85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8849838672983">
            <text:p>0.0050884984</text:p>
          </table:table-cell>
          <table:table-cell office:value-type="float" office:value="0.786456528576327">
            <text:p>0.7864565286</text:p>
          </table:table-cell>
          <table:table-cell office:value-type="float" office:value="1279">
            <text:p>1279</text:p>
          </table:table-cell>
          <table:table-cell office:value-type="float" office:value="669">
            <text:p>669</text:p>
          </table:table-cell>
          <table:table-cell office:value-type="float" office:value="8755">
            <text:p>8755</text:p>
          </table:table-cell>
          <table:table-cell office:value-type="float" office:value="25770000">
            <text:p>257700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20221019 0505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30451516515408">
            <text:p>0.0430451517</text:p>
          </table:table-cell>
          <table:table-cell office:value-type="float" office:value="0.58025224173856">
            <text:p>0.5802522417</text:p>
          </table:table-cell>
          <table:table-cell office:value-type="float" office:value="1157">
            <text:p>1157</text:p>
          </table:table-cell>
          <table:table-cell office:value-type="float" office:value="436">
            <text:p>436</text:p>
          </table:table-cell>
          <table:table-cell office:value-type="float" office:value="7293">
            <text:p>7293</text:p>
          </table:table-cell>
          <table:table-cell office:value-type="float" office:value="25740000">
            <text:p>2574000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221019 1231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9">
            <text:p>3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47714262632411">
            <text:p>0.0147714263</text:p>
          </table:table-cell>
          <table:table-cell office:value-type="float" office:value="0.993429027096591">
            <text:p>0.9934290271</text:p>
          </table:table-cell>
          <table:table-cell office:value-type="float" office:value="515">
            <text:p>515</text:p>
          </table:table-cell>
          <table:table-cell office:value-type="float" office:value="1024">
            <text:p>1024</text:p>
          </table:table-cell>
          <table:table-cell office:value-type="float" office:value="7499">
            <text:p>7499</text:p>
          </table:table-cell>
          <table:table-cell office:value-type="float" office:value="25730000">
            <text:p>2573000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20221019 0848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00">
            <text:p>180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2404004448589">
            <text:p>0.00502404</text:p>
          </table:table-cell>
          <table:table-cell office:value-type="float" office:value="0.345544666019026">
            <text:p>0.345544666</text:p>
          </table:table-cell>
          <table:table-cell office:value-type="float" office:value="34">
            <text:p>34</text:p>
          </table:table-cell>
          <table:table-cell office:value-type="float" office:value="452">
            <text:p>452</text:p>
          </table:table-cell>
          <table:table-cell office:value-type="float" office:value="9293">
            <text:p>9293</text:p>
          </table:table-cell>
          <table:table-cell office:value-type="float" office:value="25660000">
            <text:p>256600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20221019 10040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43">
            <text:p>164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037149923251">
            <text:p>0.005503715</text:p>
          </table:table-cell>
          <table:table-cell office:value-type="float" office:value="0.441127458027957">
            <text:p>0.441127458</text:p>
          </table:table-cell>
          <table:table-cell office:value-type="float" office:value="1876">
            <text:p>1876</text:p>
          </table:table-cell>
          <table:table-cell office:value-type="float" office:value="504">
            <text:p>504</text:p>
          </table:table-cell>
          <table:table-cell office:value-type="float" office:value="7853">
            <text:p>7853</text:p>
          </table:table-cell>
          <table:table-cell office:value-type="float" office:value="25580000">
            <text:p>255800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20221019 0920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07">
            <text:p>30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05434440842148">
            <text:p>0.0205434441</text:p>
          </table:table-cell>
          <table:table-cell office:value-type="float" office:value="0.918326381808621">
            <text:p>0.9183263818</text:p>
          </table:table-cell>
          <table:table-cell office:value-type="float" office:value="1695">
            <text:p>1695</text:p>
          </table:table-cell>
          <table:table-cell office:value-type="float" office:value="16">
            <text:p>16</text:p>
          </table:table-cell>
          <table:table-cell office:value-type="float" office:value="7431">
            <text:p>7431</text:p>
          </table:table-cell>
          <table:table-cell office:value-type="float" office:value="25540000">
            <text:p>255400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0221019 0949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95406814031499">
            <text:p>0.0895406814</text:p>
          </table:table-cell>
          <table:table-cell office:value-type="float" office:value="0.493581221473419">
            <text:p>0.4935812215</text:p>
          </table:table-cell>
          <table:table-cell office:value-type="float" office:value="565">
            <text:p>565</text:p>
          </table:table-cell>
          <table:table-cell office:value-type="float" office:value="16">
            <text:p>16</text:p>
          </table:table-cell>
          <table:table-cell office:value-type="float" office:value="9517">
            <text:p>9517</text:p>
          </table:table-cell>
          <table:table-cell office:value-type="float" office:value="25530000">
            <text:p>2553000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20221019 0523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28">
            <text:p>102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1010680423077">
            <text:p>0.0050101068</text:p>
          </table:table-cell>
          <table:table-cell office:value-type="float" office:value="0.592929613876549">
            <text:p>0.5929296139</text:p>
          </table:table-cell>
          <table:table-cell office:value-type="float" office:value="1142">
            <text:p>1142</text:p>
          </table:table-cell>
          <table:table-cell office:value-type="float" office:value="376">
            <text:p>376</text:p>
          </table:table-cell>
          <table:table-cell office:value-type="float" office:value="6023">
            <text:p>6023</text:p>
          </table:table-cell>
          <table:table-cell office:value-type="float" office:value="25400000">
            <text:p>254000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221019 0948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91">
            <text:p>149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4822993307111">
            <text:p>0.0051482299</text:p>
          </table:table-cell>
          <table:table-cell office:value-type="float" office:value="0.201469177029326">
            <text:p>0.201469177</text:p>
          </table:table-cell>
          <table:table-cell office:value-type="float" office:value="820">
            <text:p>820</text:p>
          </table:table-cell>
          <table:table-cell office:value-type="float" office:value="856">
            <text:p>856</text:p>
          </table:table-cell>
          <table:table-cell office:value-type="float" office:value="7351">
            <text:p>7351</text:p>
          </table:table-cell>
          <table:table-cell office:value-type="float" office:value="25380000">
            <text:p>2538000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20221019 0818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69022085763632">
            <text:p>0.0269022086</text:p>
          </table:table-cell>
          <table:table-cell office:value-type="float" office:value="0.753104638599178">
            <text:p>0.7531046386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8366">
            <text:p>8366</text:p>
          </table:table-cell>
          <table:table-cell office:value-type="float" office:value="25270000">
            <text:p>252700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20221019 1145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65">
            <text:p>76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0698082790692">
            <text:p>0.0051069808</text:p>
          </table:table-cell>
          <table:table-cell office:value-type="float" office:value="0.302683332287705">
            <text:p>0.3026833323</text:p>
          </table:table-cell>
          <table:table-cell office:value-type="float" office:value="502">
            <text:p>502</text:p>
          </table:table-cell>
          <table:table-cell office:value-type="float" office:value="16">
            <text:p>16</text:p>
          </table:table-cell>
          <table:table-cell office:value-type="float" office:value="10938">
            <text:p>10938</text:p>
          </table:table-cell>
          <table:table-cell office:value-type="float" office:value="25250000">
            <text:p>2525000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20221019 0919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0">
            <text:p>35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10299272420733">
            <text:p>0.0210299272</text:p>
          </table:table-cell>
          <table:table-cell office:value-type="float" office:value="0.779884088715171">
            <text:p>0.7798840887</text:p>
          </table:table-cell>
          <table:table-cell office:value-type="float" office:value="3618">
            <text:p>3618</text:p>
          </table:table-cell>
          <table:table-cell office:value-type="float" office:value="16">
            <text:p>16</text:p>
          </table:table-cell>
          <table:table-cell office:value-type="float" office:value="7667">
            <text:p>7667</text:p>
          </table:table-cell>
          <table:table-cell office:value-type="float" office:value="25230000">
            <text:p>252300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221019 1236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19">
            <text:p>4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15905671236841">
            <text:p>0.0115905671</text:p>
          </table:table-cell>
          <table:table-cell office:value-type="float" office:value="0.400629318213501">
            <text:p>0.4006293182</text:p>
          </table:table-cell>
          <table:table-cell office:value-type="float" office:value="3316">
            <text:p>3316</text:p>
          </table:table-cell>
          <table:table-cell office:value-type="float" office:value="98">
            <text:p>98</text:p>
          </table:table-cell>
          <table:table-cell office:value-type="float" office:value="7841">
            <text:p>7841</text:p>
          </table:table-cell>
          <table:table-cell office:value-type="float" office:value="25200000">
            <text:p>2520000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20221019 03410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6">
            <text:p>11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65196822989383">
            <text:p>0.0565196823</text:p>
          </table:table-cell>
          <table:table-cell office:value-type="float" office:value="0.54924321631901">
            <text:p>0.5492432163</text:p>
          </table:table-cell>
          <table:table-cell office:value-type="float" office:value="2368">
            <text:p>2368</text:p>
          </table:table-cell>
          <table:table-cell office:value-type="float" office:value="33">
            <text:p>33</text:p>
          </table:table-cell>
          <table:table-cell office:value-type="float" office:value="6765">
            <text:p>6765</text:p>
          </table:table-cell>
          <table:table-cell office:value-type="float" office:value="25190000">
            <text:p>25190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21019 11184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47">
            <text:p>114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3853166748257">
            <text:p>0.0051385317</text:p>
          </table:table-cell>
          <table:table-cell office:value-type="float" office:value="0.489526972910001">
            <text:p>0.4895269729</text:p>
          </table:table-cell>
          <table:table-cell office:value-type="float" office:value="3815">
            <text:p>3815</text:p>
          </table:table-cell>
          <table:table-cell office:value-type="float" office:value="972">
            <text:p>972</text:p>
          </table:table-cell>
          <table:table-cell office:value-type="float" office:value="7406">
            <text:p>7406</text:p>
          </table:table-cell>
          <table:table-cell office:value-type="float" office:value="25190000">
            <text:p>2519000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21019 1310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5">
            <text:p>19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18722087494642">
            <text:p>0.0318722087</text:p>
          </table:table-cell>
          <table:table-cell office:value-type="float" office:value="0.980589708337708">
            <text:p>0.9805897083</text:p>
          </table:table-cell>
          <table:table-cell office:value-type="float" office:value="4604">
            <text:p>4604</text:p>
          </table:table-cell>
          <table:table-cell office:value-type="float" office:value="1024">
            <text:p>1024</text:p>
          </table:table-cell>
          <table:table-cell office:value-type="float" office:value="7890">
            <text:p>7890</text:p>
          </table:table-cell>
          <table:table-cell office:value-type="float" office:value="25180000">
            <text:p>2518000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20221019 0854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89">
            <text:p>9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3819785302145">
            <text:p>0.0050381979</text:p>
          </table:table-cell>
          <table:table-cell office:value-type="float" office:value="0.630601887529569">
            <text:p>0.6306018875</text:p>
          </table:table-cell>
          <table:table-cell office:value-type="float" office:value="2647">
            <text:p>2647</text:p>
          </table:table-cell>
          <table:table-cell office:value-type="float" office:value="482">
            <text:p>482</text:p>
          </table:table-cell>
          <table:table-cell office:value-type="float" office:value="7735">
            <text:p>7735</text:p>
          </table:table-cell>
          <table:table-cell office:value-type="float" office:value="25170000">
            <text:p>251700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20221019 0348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89">
            <text:p>10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027584020836">
            <text:p>0.0051027584</text:p>
          </table:table-cell>
          <table:table-cell office:value-type="float" office:value="0.372520407155503">
            <text:p>0.3725204072</text:p>
          </table:table-cell>
          <table:table-cell office:value-type="float" office:value="2359">
            <text:p>2359</text:p>
          </table:table-cell>
          <table:table-cell office:value-type="float" office:value="45">
            <text:p>45</text:p>
          </table:table-cell>
          <table:table-cell office:value-type="float" office:value="8637">
            <text:p>8637</text:p>
          </table:table-cell>
          <table:table-cell office:value-type="float" office:value="25050000">
            <text:p>250500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21019 1037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54">
            <text:p>10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6050803877303">
            <text:p>0.005160508</text:p>
          </table:table-cell>
          <table:table-cell office:value-type="float" office:value="0.391751050612875">
            <text:p>0.3917510506</text:p>
          </table:table-cell>
          <table:table-cell office:value-type="float" office:value="861">
            <text:p>861</text:p>
          </table:table-cell>
          <table:table-cell office:value-type="float" office:value="1024">
            <text:p>1024</text:p>
          </table:table-cell>
          <table:table-cell office:value-type="float" office:value="5996">
            <text:p>5996</text:p>
          </table:table-cell>
          <table:table-cell office:value-type="float" office:value="25050000">
            <text:p>250500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20221019 12584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80">
            <text:p>98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78690121793705">
            <text:p>0.0067869012</text:p>
          </table:table-cell>
          <table:table-cell office:value-type="float" office:value="0.80621944881941">
            <text:p>0.8062194488</text:p>
          </table:table-cell>
          <table:table-cell office:value-type="float" office:value="571">
            <text:p>571</text:p>
          </table:table-cell>
          <table:table-cell office:value-type="float" office:value="1023">
            <text:p>1023</text:p>
          </table:table-cell>
          <table:table-cell office:value-type="float" office:value="11321">
            <text:p>11321</text:p>
          </table:table-cell>
          <table:table-cell office:value-type="float" office:value="25040000">
            <text:p>2504000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20221019 1010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12">
            <text:p>31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43597388791654">
            <text:p>0.0143597389</text:p>
          </table:table-cell>
          <table:table-cell office:value-type="float" office:value="0.393553152581672">
            <text:p>0.3935531526</text:p>
          </table:table-cell>
          <table:table-cell office:value-type="float" office:value="4227">
            <text:p>4227</text:p>
          </table:table-cell>
          <table:table-cell office:value-type="float" office:value="16">
            <text:p>16</text:p>
          </table:table-cell>
          <table:table-cell office:value-type="float" office:value="11083">
            <text:p>11083</text:p>
          </table:table-cell>
          <table:table-cell office:value-type="float" office:value="24960000">
            <text:p>2496000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20221019 04180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83">
            <text:p>278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9485300616176">
            <text:p>0.005594853</text:p>
          </table:table-cell>
          <table:table-cell office:value-type="float" office:value="0.206034587161573">
            <text:p>0.2060345872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6713">
            <text:p>6713</text:p>
          </table:table-cell>
          <table:table-cell office:value-type="float" office:value="24900000">
            <text:p>2490000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221019 1141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11">
            <text:p>161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507704436145">
            <text:p>0.005005077</text:p>
          </table:table-cell>
          <table:table-cell office:value-type="float" office:value="0.638769595642941">
            <text:p>0.6387695956</text:p>
          </table:table-cell>
          <table:table-cell office:value-type="float" office:value="5390">
            <text:p>5390</text:p>
          </table:table-cell>
          <table:table-cell office:value-type="float" office:value="814">
            <text:p>814</text:p>
          </table:table-cell>
          <table:table-cell office:value-type="float" office:value="7912">
            <text:p>7912</text:p>
          </table:table-cell>
          <table:table-cell office:value-type="float" office:value="24900000">
            <text:p>2490000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20221019 1029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54">
            <text:p>8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81337509935297">
            <text:p>0.0058133751</text:p>
          </table:table-cell>
          <table:table-cell office:value-type="float" office:value="0.928327340015816">
            <text:p>0.92832734</text:p>
          </table:table-cell>
          <table:table-cell office:value-type="float" office:value="5142">
            <text:p>5142</text:p>
          </table:table-cell>
          <table:table-cell office:value-type="float" office:value="158">
            <text:p>158</text:p>
          </table:table-cell>
          <table:table-cell office:value-type="float" office:value="9690">
            <text:p>9690</text:p>
          </table:table-cell>
          <table:table-cell office:value-type="float" office:value="24860000">
            <text:p>2486000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20221019 0504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9">
            <text:p>77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4974996274582">
            <text:p>0.00504975</text:p>
          </table:table-cell>
          <table:table-cell office:value-type="float" office:value="0.544186649249645">
            <text:p>0.5441866492</text:p>
          </table:table-cell>
          <table:table-cell office:value-type="float" office:value="3937">
            <text:p>3937</text:p>
          </table:table-cell>
          <table:table-cell office:value-type="float" office:value="573">
            <text:p>573</text:p>
          </table:table-cell>
          <table:table-cell office:value-type="float" office:value="9386">
            <text:p>9386</text:p>
          </table:table-cell>
          <table:table-cell office:value-type="float" office:value="24830000">
            <text:p>24830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21019 1100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78">
            <text:p>147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9815817954023">
            <text:p>0.0052981582</text:p>
          </table:table-cell>
          <table:table-cell office:value-type="float" office:value="0.200324898305003">
            <text:p>0.2003248983</text:p>
          </table:table-cell>
          <table:table-cell office:value-type="float" office:value="6351">
            <text:p>6351</text:p>
          </table:table-cell>
          <table:table-cell office:value-type="float" office:value="177">
            <text:p>177</text:p>
          </table:table-cell>
          <table:table-cell office:value-type="float" office:value="10160">
            <text:p>10160</text:p>
          </table:table-cell>
          <table:table-cell office:value-type="float" office:value="24800000">
            <text:p>2480000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20221019 1024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82">
            <text:p>158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6588155053704">
            <text:p>0.0050658816</text:p>
          </table:table-cell>
          <table:table-cell office:value-type="float" office:value="0.528106496699551">
            <text:p>0.5281064967</text:p>
          </table:table-cell>
          <table:table-cell office:value-type="float" office:value="7996">
            <text:p>7996</text:p>
          </table:table-cell>
          <table:table-cell office:value-type="float" office:value="765">
            <text:p>765</text:p>
          </table:table-cell>
          <table:table-cell office:value-type="float" office:value="8449">
            <text:p>8449</text:p>
          </table:table-cell>
          <table:table-cell office:value-type="float" office:value="24790000">
            <text:p>2479000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20221019 0336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02535722597968">
            <text:p>0.0302535723</text:p>
          </table:table-cell>
          <table:table-cell office:value-type="float" office:value="0.252814573133364">
            <text:p>0.2528145731</text:p>
          </table:table-cell>
          <table:table-cell office:value-type="float" office:value="2519">
            <text:p>2519</text:p>
          </table:table-cell>
          <table:table-cell office:value-type="float" office:value="1010">
            <text:p>1010</text:p>
          </table:table-cell>
          <table:table-cell office:value-type="float" office:value="9978">
            <text:p>9978</text:p>
          </table:table-cell>
          <table:table-cell office:value-type="float" office:value="24770000">
            <text:p>24770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21019 0702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58">
            <text:p>225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5436813639294">
            <text:p>0.0051543681</text:p>
          </table:table-cell>
          <table:table-cell office:value-type="float" office:value="0.998841139004412">
            <text:p>0.998841139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9215">
            <text:p>9215</text:p>
          </table:table-cell>
          <table:table-cell office:value-type="float" office:value="24770000">
            <text:p>247700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221019 0329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9840129252465">
            <text:p>0.0998401293</text:p>
          </table:table-cell>
          <table:table-cell office:value-type="float" office:value="0.723285818127915">
            <text:p>0.7232858181</text:p>
          </table:table-cell>
          <table:table-cell office:value-type="float" office:value="3139">
            <text:p>3139</text:p>
          </table:table-cell>
          <table:table-cell office:value-type="float" office:value="255">
            <text:p>255</text:p>
          </table:table-cell>
          <table:table-cell office:value-type="float" office:value="10206">
            <text:p>10206</text:p>
          </table:table-cell>
          <table:table-cell office:value-type="float" office:value="24710000">
            <text:p>24710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21019 1054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96">
            <text:p>129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549850960279">
            <text:p>0.0052549851</text:p>
          </table:table-cell>
          <table:table-cell office:value-type="float" office:value="0.658539502810764">
            <text:p>0.6585395028</text:p>
          </table:table-cell>
          <table:table-cell office:value-type="float" office:value="7993">
            <text:p>7993</text:p>
          </table:table-cell>
          <table:table-cell office:value-type="float" office:value="358">
            <text:p>358</text:p>
          </table:table-cell>
          <table:table-cell office:value-type="float" office:value="9405">
            <text:p>9405</text:p>
          </table:table-cell>
          <table:table-cell office:value-type="float" office:value="24710000">
            <text:p>2471000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20221019 1007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51">
            <text:p>55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035802397097">
            <text:p>0.0100358024</text:p>
          </table:table-cell>
          <table:table-cell office:value-type="float" office:value="0.50768545671848">
            <text:p>0.5076854567</text:p>
          </table:table-cell>
          <table:table-cell office:value-type="float" office:value="5323">
            <text:p>5323</text:p>
          </table:table-cell>
          <table:table-cell office:value-type="float" office:value="1024">
            <text:p>1024</text:p>
          </table:table-cell>
          <table:table-cell office:value-type="float" office:value="9506">
            <text:p>9506</text:p>
          </table:table-cell>
          <table:table-cell office:value-type="float" office:value="24670000">
            <text:p>2467000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20221019 1134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82">
            <text:p>108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32094645896725">
            <text:p>0.0063209465</text:p>
          </table:table-cell>
          <table:table-cell office:value-type="float" office:value="0.488889585226241">
            <text:p>0.4888895852</text:p>
          </table:table-cell>
          <table:table-cell office:value-type="float" office:value="5115">
            <text:p>5115</text:p>
          </table:table-cell>
          <table:table-cell office:value-type="float" office:value="175">
            <text:p>175</text:p>
          </table:table-cell>
          <table:table-cell office:value-type="float" office:value="7345">
            <text:p>7345</text:p>
          </table:table-cell>
          <table:table-cell office:value-type="float" office:value="24670000">
            <text:p>2467000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20221019 1259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90846543122604">
            <text:p>0.1908465431</text:p>
          </table:table-cell>
          <table:table-cell office:value-type="float" office:value="0.802680765096587">
            <text:p>0.8026807651</text:p>
          </table:table-cell>
          <table:table-cell office:value-type="float" office:value="7998">
            <text:p>7998</text:p>
          </table:table-cell>
          <table:table-cell office:value-type="float" office:value="343">
            <text:p>343</text:p>
          </table:table-cell>
          <table:table-cell office:value-type="float" office:value="8431">
            <text:p>8431</text:p>
          </table:table-cell>
          <table:table-cell office:value-type="float" office:value="24660000">
            <text:p>2466000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20221019 0330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23532827648276">
            <text:p>0.1235328276</text:p>
          </table:table-cell>
          <table:table-cell office:value-type="float" office:value="0.669307016413659">
            <text:p>0.6693070164</text:p>
          </table:table-cell>
          <table:table-cell office:value-type="float" office:value="137">
            <text:p>137</text:p>
          </table:table-cell>
          <table:table-cell office:value-type="float" office:value="531">
            <text:p>531</text:p>
          </table:table-cell>
          <table:table-cell office:value-type="float" office:value="8982">
            <text:p>8982</text:p>
          </table:table-cell>
          <table:table-cell office:value-type="float" office:value="24600000">
            <text:p>24600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21019 1150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29">
            <text:p>7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18398252169915">
            <text:p>0.0061839825</text:p>
          </table:table-cell>
          <table:table-cell office:value-type="float" office:value="0.384771567801833">
            <text:p>0.3847715678</text:p>
          </table:table-cell>
          <table:table-cell office:value-type="float" office:value="7990">
            <text:p>7990</text:p>
          </table:table-cell>
          <table:table-cell office:value-type="float" office:value="16">
            <text:p>16</text:p>
          </table:table-cell>
          <table:table-cell office:value-type="float" office:value="10044">
            <text:p>10044</text:p>
          </table:table-cell>
          <table:table-cell office:value-type="float" office:value="24480000">
            <text:p>2448000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20221019 0741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26">
            <text:p>62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6540383810745">
            <text:p>0.0165403838</text:p>
          </table:table-cell>
          <table:table-cell office:value-type="float" office:value="0.202013785509409">
            <text:p>0.2020137855</text:p>
          </table:table-cell>
          <table:table-cell office:value-type="float" office:value="7022">
            <text:p>7022</text:p>
          </table:table-cell>
          <table:table-cell office:value-type="float" office:value="1024">
            <text:p>1024</text:p>
          </table:table-cell>
          <table:table-cell office:value-type="float" office:value="7104">
            <text:p>7104</text:p>
          </table:table-cell>
          <table:table-cell office:value-type="float" office:value="24440000">
            <text:p>244400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21019 1305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41">
            <text:p>134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2462756136252">
            <text:p>0.0052246276</text:p>
          </table:table-cell>
          <table:table-cell office:value-type="float" office:value="0.201519844302854">
            <text:p>0.2015198443</text:p>
          </table:table-cell>
          <table:table-cell office:value-type="float" office:value="3574">
            <text:p>3574</text:p>
          </table:table-cell>
          <table:table-cell office:value-type="float" office:value="730">
            <text:p>730</text:p>
          </table:table-cell>
          <table:table-cell office:value-type="float" office:value="6947">
            <text:p>6947</text:p>
          </table:table-cell>
          <table:table-cell office:value-type="float" office:value="24430000">
            <text:p>2443000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20221019 0722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41894493606289">
            <text:p>0.1418944936</text:p>
          </table:table-cell>
          <table:table-cell office:value-type="float" office:value="0.57561786455925">
            <text:p>0.5756178646</text:p>
          </table:table-cell>
          <table:table-cell office:value-type="float" office:value="6159">
            <text:p>6159</text:p>
          </table:table-cell>
          <table:table-cell office:value-type="float" office:value="16">
            <text:p>16</text:p>
          </table:table-cell>
          <table:table-cell office:value-type="float" office:value="9274">
            <text:p>9274</text:p>
          </table:table-cell>
          <table:table-cell office:value-type="float" office:value="24420000">
            <text:p>2442000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21019 1111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35">
            <text:p>13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7406023842357">
            <text:p>0.0050740602</text:p>
          </table:table-cell>
          <table:table-cell office:value-type="float" office:value="0.769230650915087">
            <text:p>0.7692306509</text:p>
          </table:table-cell>
          <table:table-cell office:value-type="float" office:value="3668">
            <text:p>3668</text:p>
          </table:table-cell>
          <table:table-cell office:value-type="float" office:value="873">
            <text:p>873</text:p>
          </table:table-cell>
          <table:table-cell office:value-type="float" office:value="11548">
            <text:p>11548</text:p>
          </table:table-cell>
          <table:table-cell office:value-type="float" office:value="24350000">
            <text:p>2435000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221019 1119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62047945615683">
            <text:p>0.0462047946</text:p>
          </table:table-cell>
          <table:table-cell office:value-type="float" office:value="0.999969269982373">
            <text:p>0.99996927</text:p>
          </table:table-cell>
          <table:table-cell office:value-type="float" office:value="7997">
            <text:p>7997</text:p>
          </table:table-cell>
          <table:table-cell office:value-type="float" office:value="144">
            <text:p>144</text:p>
          </table:table-cell>
          <table:table-cell office:value-type="float" office:value="7906">
            <text:p>7906</text:p>
          </table:table-cell>
          <table:table-cell office:value-type="float" office:value="24350000">
            <text:p>243500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221019 1145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2621578845613">
            <text:p>0.2926215788</text:p>
          </table:table-cell>
          <table:table-cell office:value-type="float" office:value="0.819360086322481">
            <text:p>0.8193600863</text:p>
          </table:table-cell>
          <table:table-cell office:value-type="float" office:value="7998">
            <text:p>7998</text:p>
          </table:table-cell>
          <table:table-cell office:value-type="float" office:value="638">
            <text:p>638</text:p>
          </table:table-cell>
          <table:table-cell office:value-type="float" office:value="9478">
            <text:p>9478</text:p>
          </table:table-cell>
          <table:table-cell office:value-type="float" office:value="24330000">
            <text:p>243300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20221019 11461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2331763500964">
            <text:p>0.2923317635</text:p>
          </table:table-cell>
          <table:table-cell office:value-type="float" office:value="0.200518691519371">
            <text:p>0.2005186915</text:p>
          </table:table-cell>
          <table:table-cell office:value-type="float" office:value="7998">
            <text:p>7998</text:p>
          </table:table-cell>
          <table:table-cell office:value-type="float" office:value="234">
            <text:p>234</text:p>
          </table:table-cell>
          <table:table-cell office:value-type="float" office:value="8955">
            <text:p>8955</text:p>
          </table:table-cell>
          <table:table-cell office:value-type="float" office:value="24330000">
            <text:p>2433000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20221019 10105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39894863863609">
            <text:p>0.0939894864</text:p>
          </table:table-cell>
          <table:table-cell office:value-type="float" office:value="0.999869347036099">
            <text:p>0.999869347</text:p>
          </table:table-cell>
          <table:table-cell office:value-type="float" office:value="6442">
            <text:p>6442</text:p>
          </table:table-cell>
          <table:table-cell office:value-type="float" office:value="757">
            <text:p>757</text:p>
          </table:table-cell>
          <table:table-cell office:value-type="float" office:value="10168">
            <text:p>10168</text:p>
          </table:table-cell>
          <table:table-cell office:value-type="float" office:value="24310000">
            <text:p>2431000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20221019 0702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8564678237878">
            <text:p>0.1385646782</text:p>
          </table:table-cell>
          <table:table-cell office:value-type="float" office:value="0.630284304693537">
            <text:p>0.6302843047</text:p>
          </table:table-cell>
          <table:table-cell office:value-type="float" office:value="7989">
            <text:p>7989</text:p>
          </table:table-cell>
          <table:table-cell office:value-type="float" office:value="1024">
            <text:p>1024</text:p>
          </table:table-cell>
          <table:table-cell office:value-type="float" office:value="9371">
            <text:p>9371</text:p>
          </table:table-cell>
          <table:table-cell office:value-type="float" office:value="24300000">
            <text:p>24300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221019 1150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279304876906">
            <text:p>0.2992793049</text:p>
          </table:table-cell>
          <table:table-cell office:value-type="float" office:value="0.998250125616154">
            <text:p>0.9982501256</text:p>
          </table:table-cell>
          <table:table-cell office:value-type="float" office:value="5363">
            <text:p>5363</text:p>
          </table:table-cell>
          <table:table-cell office:value-type="float" office:value="1024">
            <text:p>1024</text:p>
          </table:table-cell>
          <table:table-cell office:value-type="float" office:value="10175">
            <text:p>10175</text:p>
          </table:table-cell>
          <table:table-cell office:value-type="float" office:value="24290000">
            <text:p>242900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20221019 1043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33">
            <text:p>143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3388867241119">
            <text:p>0.0051338887</text:p>
          </table:table-cell>
          <table:table-cell office:value-type="float" office:value="0.200509645509693">
            <text:p>0.2005096455</text:p>
          </table:table-cell>
          <table:table-cell office:value-type="float" office:value="6084">
            <text:p>6084</text:p>
          </table:table-cell>
          <table:table-cell office:value-type="float" office:value="733">
            <text:p>733</text:p>
          </table:table-cell>
          <table:table-cell office:value-type="float" office:value="10846">
            <text:p>10846</text:p>
          </table:table-cell>
          <table:table-cell office:value-type="float" office:value="24230000">
            <text:p>2423000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20221019 03351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42085627961729">
            <text:p>0.242085628</text:p>
          </table:table-cell>
          <table:table-cell office:value-type="float" office:value="0.625515401521698">
            <text:p>0.6255154015</text:p>
          </table:table-cell>
          <table:table-cell office:value-type="float" office:value="4304">
            <text:p>4304</text:p>
          </table:table-cell>
          <table:table-cell office:value-type="float" office:value="94">
            <text:p>94</text:p>
          </table:table-cell>
          <table:table-cell office:value-type="float" office:value="9331">
            <text:p>9331</text:p>
          </table:table-cell>
          <table:table-cell office:value-type="float" office:value="24140000">
            <text:p>241400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21019 1250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38">
            <text:p>143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4168793951845">
            <text:p>0.0053416879</text:p>
          </table:table-cell>
          <table:table-cell office:value-type="float" office:value="0.761892862704185">
            <text:p>0.7618928627</text:p>
          </table:table-cell>
          <table:table-cell office:value-type="float" office:value="5372">
            <text:p>5372</text:p>
          </table:table-cell>
          <table:table-cell office:value-type="float" office:value="382">
            <text:p>382</text:p>
          </table:table-cell>
          <table:table-cell office:value-type="float" office:value="11464">
            <text:p>11464</text:p>
          </table:table-cell>
          <table:table-cell office:value-type="float" office:value="24120000">
            <text:p>2412000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20221019 11282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7">
            <text:p>104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2566063343928">
            <text:p>0.0051256606</text:p>
          </table:table-cell>
          <table:table-cell office:value-type="float" office:value="0.23399237657965">
            <text:p>0.2339923766</text:p>
          </table:table-cell>
          <table:table-cell office:value-type="float" office:value="288">
            <text:p>288</text:p>
          </table:table-cell>
          <table:table-cell office:value-type="float" office:value="1024">
            <text:p>1024</text:p>
          </table:table-cell>
          <table:table-cell office:value-type="float" office:value="12865">
            <text:p>12865</text:p>
          </table:table-cell>
          <table:table-cell office:value-type="float" office:value="24110000">
            <text:p>2411000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20221019 0332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79595653725031">
            <text:p>0.1795956537</text:p>
          </table:table-cell>
          <table:table-cell office:value-type="float" office:value="0.945435672607273">
            <text:p>0.9454356726</text:p>
          </table:table-cell>
          <table:table-cell office:value-type="float" office:value="1265">
            <text:p>1265</text:p>
          </table:table-cell>
          <table:table-cell office:value-type="float" office:value="136">
            <text:p>136</text:p>
          </table:table-cell>
          <table:table-cell office:value-type="float" office:value="5830">
            <text:p>5830</text:p>
          </table:table-cell>
          <table:table-cell office:value-type="float" office:value="24020000">
            <text:p>24020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221019 0739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86235432456542">
            <text:p>0.2862354325</text:p>
          </table:table-cell>
          <table:table-cell office:value-type="float" office:value="0.999157567328248">
            <text:p>0.9991575673</text:p>
          </table:table-cell>
          <table:table-cell office:value-type="float" office:value="8000">
            <text:p>8000</text:p>
          </table:table-cell>
          <table:table-cell office:value-type="float" office:value="1024">
            <text:p>1024</text:p>
          </table:table-cell>
          <table:table-cell office:value-type="float" office:value="7334">
            <text:p>7334</text:p>
          </table:table-cell>
          <table:table-cell office:value-type="float" office:value="23980000">
            <text:p>2398000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221019 1236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24672132901432">
            <text:p>0.1246721329</text:p>
          </table:table-cell>
          <table:table-cell office:value-type="float" office:value="0.999718108978212">
            <text:p>0.999718109</text:p>
          </table:table-cell>
          <table:table-cell office:value-type="float" office:value="3292">
            <text:p>3292</text:p>
          </table:table-cell>
          <table:table-cell office:value-type="float" office:value="159">
            <text:p>159</text:p>
          </table:table-cell>
          <table:table-cell office:value-type="float" office:value="7453">
            <text:p>7453</text:p>
          </table:table-cell>
          <table:table-cell office:value-type="float" office:value="23980000">
            <text:p>2398000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20221019 0329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82384336770279">
            <text:p>0.1823843368</text:p>
          </table:table-cell>
          <table:table-cell office:value-type="float" office:value="0.5891532068979">
            <text:p>0.5891532069</text:p>
          </table:table-cell>
          <table:table-cell office:value-type="float" office:value="5389">
            <text:p>5389</text:p>
          </table:table-cell>
          <table:table-cell office:value-type="float" office:value="598">
            <text:p>598</text:p>
          </table:table-cell>
          <table:table-cell office:value-type="float" office:value="12259">
            <text:p>12259</text:p>
          </table:table-cell>
          <table:table-cell office:value-type="float" office:value="23970000">
            <text:p>2397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21019 1309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11">
            <text:p>71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919348333089853">
            <text:p>0.0091934833</text:p>
          </table:table-cell>
          <table:table-cell office:value-type="float" office:value="0.594125201377296">
            <text:p>0.5941252014</text:p>
          </table:table-cell>
          <table:table-cell office:value-type="float" office:value="7991">
            <text:p>7991</text:p>
          </table:table-cell>
          <table:table-cell office:value-type="float" office:value="849">
            <text:p>849</text:p>
          </table:table-cell>
          <table:table-cell office:value-type="float" office:value="11309">
            <text:p>11309</text:p>
          </table:table-cell>
          <table:table-cell office:value-type="float" office:value="23950000">
            <text:p>2395000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20221019 03415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98138930836285">
            <text:p>0.1981389308</text:p>
          </table:table-cell>
          <table:table-cell office:value-type="float" office:value="0.836335877776146">
            <text:p>0.8363358778</text:p>
          </table:table-cell>
          <table:table-cell office:value-type="float" office:value="3439">
            <text:p>3439</text:p>
          </table:table-cell>
          <table:table-cell office:value-type="float" office:value="747">
            <text:p>747</text:p>
          </table:table-cell>
          <table:table-cell office:value-type="float" office:value="8419">
            <text:p>8419</text:p>
          </table:table-cell>
          <table:table-cell office:value-type="float" office:value="23890000">
            <text:p>238900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221019 0333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19776174139464">
            <text:p>0.2197761741</text:p>
          </table:table-cell>
          <table:table-cell office:value-type="float" office:value="0.379697397015989">
            <text:p>0.379697397</text:p>
          </table:table-cell>
          <table:table-cell office:value-type="float" office:value="6518">
            <text:p>6518</text:p>
          </table:table-cell>
          <table:table-cell office:value-type="float" office:value="653">
            <text:p>653</text:p>
          </table:table-cell>
          <table:table-cell office:value-type="float" office:value="7923">
            <text:p>7923</text:p>
          </table:table-cell>
          <table:table-cell office:value-type="float" office:value="23840000">
            <text:p>238400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21019 0328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2676499050745">
            <text:p>0.2267649905</text:p>
          </table:table-cell>
          <table:table-cell office:value-type="float" office:value="0.719052673857659">
            <text:p>0.7190526739</text:p>
          </table:table-cell>
          <table:table-cell office:value-type="float" office:value="4828">
            <text:p>4828</text:p>
          </table:table-cell>
          <table:table-cell office:value-type="float" office:value="376">
            <text:p>376</text:p>
          </table:table-cell>
          <table:table-cell office:value-type="float" office:value="10668">
            <text:p>10668</text:p>
          </table:table-cell>
          <table:table-cell office:value-type="float" office:value="23790000">
            <text:p>2379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21019 03392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26">
            <text:p>62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16583858904778">
            <text:p>0.0116583859</text:p>
          </table:table-cell>
          <table:table-cell office:value-type="float" office:value="0.99518835500814">
            <text:p>0.995188355</text:p>
          </table:table-cell>
          <table:table-cell office:value-type="float" office:value="7038">
            <text:p>7038</text:p>
          </table:table-cell>
          <table:table-cell office:value-type="float" office:value="928">
            <text:p>928</text:p>
          </table:table-cell>
          <table:table-cell office:value-type="float" office:value="6134">
            <text:p>6134</text:p>
          </table:table-cell>
          <table:table-cell office:value-type="float" office:value="23740000">
            <text:p>237400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21019 0334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76765375988325">
            <text:p>0.0376765376</text:p>
          </table:table-cell>
          <table:table-cell office:value-type="float" office:value="0.461790258930996">
            <text:p>0.4617902589</text:p>
          </table:table-cell>
          <table:table-cell office:value-type="float" office:value="3884">
            <text:p>3884</text:p>
          </table:table-cell>
          <table:table-cell office:value-type="float" office:value="281">
            <text:p>281</text:p>
          </table:table-cell>
          <table:table-cell office:value-type="float" office:value="13178">
            <text:p>13178</text:p>
          </table:table-cell>
          <table:table-cell office:value-type="float" office:value="23730000">
            <text:p>2373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21019 0331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98922060873592">
            <text:p>0.0698922061</text:p>
          </table:table-cell>
          <table:table-cell office:value-type="float" office:value="0.890453731175512">
            <text:p>0.8904537312</text:p>
          </table:table-cell>
          <table:table-cell office:value-type="float" office:value="5764">
            <text:p>5764</text:p>
          </table:table-cell>
          <table:table-cell office:value-type="float" office:value="500">
            <text:p>500</text:p>
          </table:table-cell>
          <table:table-cell office:value-type="float" office:value="7309">
            <text:p>7309</text:p>
          </table:table-cell>
          <table:table-cell office:value-type="float" office:value="23710000">
            <text:p>23710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21019 0747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194310702927">
            <text:p>0.2991943107</text:p>
          </table:table-cell>
          <table:table-cell office:value-type="float" office:value="0.999973497319936">
            <text:p>0.9999734973</text:p>
          </table:table-cell>
          <table:table-cell office:value-type="float" office:value="7994">
            <text:p>7994</text:p>
          </table:table-cell>
          <table:table-cell office:value-type="float" office:value="16">
            <text:p>16</text:p>
          </table:table-cell>
          <table:table-cell office:value-type="float" office:value="9637">
            <text:p>9637</text:p>
          </table:table-cell>
          <table:table-cell office:value-type="float" office:value="23690000">
            <text:p>236900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20221019 0336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88028502411325">
            <text:p>0.0888028502</text:p>
          </table:table-cell>
          <table:table-cell office:value-type="float" office:value="0.842802674891427">
            <text:p>0.8428026749</text:p>
          </table:table-cell>
          <table:table-cell office:value-type="float" office:value="7504">
            <text:p>7504</text:p>
          </table:table-cell>
          <table:table-cell office:value-type="float" office:value="168">
            <text:p>168</text:p>
          </table:table-cell>
          <table:table-cell office:value-type="float" office:value="11979">
            <text:p>11979</text:p>
          </table:table-cell>
          <table:table-cell office:value-type="float" office:value="23650000">
            <text:p>23650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21019 0332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7964977533498">
            <text:p>0.1179649775</text:p>
          </table:table-cell>
          <table:table-cell office:value-type="float" office:value="0.427896328726783">
            <text:p>0.4278963287</text:p>
          </table:table-cell>
          <table:table-cell office:value-type="float" office:value="4772">
            <text:p>4772</text:p>
          </table:table-cell>
          <table:table-cell office:value-type="float" office:value="860">
            <text:p>860</text:p>
          </table:table-cell>
          <table:table-cell office:value-type="float" office:value="5193">
            <text:p>5193</text:p>
          </table:table-cell>
          <table:table-cell office:value-type="float" office:value="23620000">
            <text:p>23620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21019 1259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639405284296">
            <text:p>0.2996394053</text:p>
          </table:table-cell>
          <table:table-cell office:value-type="float" office:value="0.200567498361674">
            <text:p>0.2005674984</text:p>
          </table:table-cell>
          <table:table-cell office:value-type="float" office:value="6245">
            <text:p>6245</text:p>
          </table:table-cell>
          <table:table-cell office:value-type="float" office:value="17">
            <text:p>17</text:p>
          </table:table-cell>
          <table:table-cell office:value-type="float" office:value="11262">
            <text:p>11262</text:p>
          </table:table-cell>
          <table:table-cell office:value-type="float" office:value="23480000">
            <text:p>2348000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20221019 0747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6917036798436">
            <text:p>0.169170368</text:p>
          </table:table-cell>
          <table:table-cell office:value-type="float" office:value="0.211321362603928">
            <text:p>0.2113213626</text:p>
          </table:table-cell>
          <table:table-cell office:value-type="float" office:value="7997">
            <text:p>7997</text:p>
          </table:table-cell>
          <table:table-cell office:value-type="float" office:value="1024">
            <text:p>1024</text:p>
          </table:table-cell>
          <table:table-cell office:value-type="float" office:value="5948">
            <text:p>5948</text:p>
          </table:table-cell>
          <table:table-cell office:value-type="float" office:value="23470000">
            <text:p>234700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20221019 1156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43685878230278">
            <text:p>0.2436858782</text:p>
          </table:table-cell>
          <table:table-cell office:value-type="float" office:value="0.200143610232969">
            <text:p>0.2001436102</text:p>
          </table:table-cell>
          <table:table-cell office:value-type="float" office:value="4966">
            <text:p>4966</text:p>
          </table:table-cell>
          <table:table-cell office:value-type="float" office:value="1023">
            <text:p>1023</text:p>
          </table:table-cell>
          <table:table-cell office:value-type="float" office:value="7984">
            <text:p>7984</text:p>
          </table:table-cell>
          <table:table-cell office:value-type="float" office:value="23400000">
            <text:p>234000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20221019 0746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34">
            <text:p>93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46276378575513">
            <text:p>0.0064627638</text:p>
          </table:table-cell>
          <table:table-cell office:value-type="float" office:value="0.994176876771123">
            <text:p>0.9941768768</text:p>
          </table:table-cell>
          <table:table-cell office:value-type="float" office:value="2146">
            <text:p>2146</text:p>
          </table:table-cell>
          <table:table-cell office:value-type="float" office:value="1024">
            <text:p>1024</text:p>
          </table:table-cell>
          <table:table-cell office:value-type="float" office:value="5004">
            <text:p>5004</text:p>
          </table:table-cell>
          <table:table-cell office:value-type="float" office:value="23360000">
            <text:p>2336000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20221019 1016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40305216401109">
            <text:p>0.1403052164</text:p>
          </table:table-cell>
          <table:table-cell office:value-type="float" office:value="0.999372455415014">
            <text:p>0.9993724554</text:p>
          </table:table-cell>
          <table:table-cell office:value-type="float" office:value="3924">
            <text:p>3924</text:p>
          </table:table-cell>
          <table:table-cell office:value-type="float" office:value="16">
            <text:p>16</text:p>
          </table:table-cell>
          <table:table-cell office:value-type="float" office:value="11861">
            <text:p>11861</text:p>
          </table:table-cell>
          <table:table-cell office:value-type="float" office:value="23320000">
            <text:p>2332000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20221019 1016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32">
            <text:p>123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73702286303546">
            <text:p>0.0057370229</text:p>
          </table:table-cell>
          <table:table-cell office:value-type="float" office:value="0.999191559549616">
            <text:p>0.9991915595</text:p>
          </table:table-cell>
          <table:table-cell office:value-type="float" office:value="2922">
            <text:p>2922</text:p>
          </table:table-cell>
          <table:table-cell office:value-type="float" office:value="26">
            <text:p>26</text:p>
          </table:table-cell>
          <table:table-cell office:value-type="float" office:value="5161">
            <text:p>5161</text:p>
          </table:table-cell>
          <table:table-cell office:value-type="float" office:value="23120000">
            <text:p>231200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221019 0709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0873867424033">
            <text:p>0.0051087387</text:p>
          </table:table-cell>
          <table:table-cell office:value-type="float" office:value="0.278457299668148">
            <text:p>0.2784572997</text:p>
          </table:table-cell>
          <table:table-cell office:value-type="float" office:value="7997">
            <text:p>7997</text:p>
          </table:table-cell>
          <table:table-cell office:value-type="float" office:value="16">
            <text:p>16</text:p>
          </table:table-cell>
          <table:table-cell office:value-type="float" office:value="6115">
            <text:p>6115</text:p>
          </table:table-cell>
          <table:table-cell office:value-type="float" office:value="23050000">
            <text:p>2305000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221019 0341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949900582165">
            <text:p>0.1394990058</text:p>
          </table:table-cell>
          <table:table-cell office:value-type="float" office:value="0.28863959540613">
            <text:p>0.2886395954</text:p>
          </table:table-cell>
          <table:table-cell office:value-type="float" office:value="7893">
            <text:p>7893</text:p>
          </table:table-cell>
          <table:table-cell office:value-type="float" office:value="430">
            <text:p>430</text:p>
          </table:table-cell>
          <table:table-cell office:value-type="float" office:value="12831">
            <text:p>12831</text:p>
          </table:table-cell>
          <table:table-cell office:value-type="float" office:value="22660000">
            <text:p>2266000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21019 13054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8037560469522">
            <text:p>0.2980375605</text:p>
          </table:table-cell>
          <table:table-cell office:value-type="float" office:value="0.997082074309244">
            <text:p>0.9970820743</text:p>
          </table:table-cell>
          <table:table-cell office:value-type="float" office:value="7999">
            <text:p>7999</text:p>
          </table:table-cell>
          <table:table-cell office:value-type="float" office:value="714">
            <text:p>714</text:p>
          </table:table-cell>
          <table:table-cell office:value-type="float" office:value="5009">
            <text:p>5009</text:p>
          </table:table-cell>
          <table:table-cell office:value-type="float" office:value="22470000">
            <text:p>2247000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20221019 0627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9147839848873">
            <text:p>0.2791478398</text:p>
          </table:table-cell>
          <table:table-cell office:value-type="float" office:value="0.769638906722079">
            <text:p>0.7696389067</text:p>
          </table:table-cell>
          <table:table-cell office:value-type="float" office:value="7983">
            <text:p>7983</text:p>
          </table:table-cell>
          <table:table-cell office:value-type="float" office:value="16">
            <text:p>16</text:p>
          </table:table-cell>
          <table:table-cell office:value-type="float" office:value="5012">
            <text:p>5012</text:p>
          </table:table-cell>
          <table:table-cell office:value-type="float" office:value="22300000">
            <text:p>2230000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221019 0747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869615054342">
            <text:p>0.2998696151</text:p>
          </table:table-cell>
          <table:table-cell office:value-type="float" office:value="0.981357787120968">
            <text:p>0.9813577871</text:p>
          </table:table-cell>
          <table:table-cell office:value-type="float" office:value="2343">
            <text:p>2343</text:p>
          </table:table-cell>
          <table:table-cell office:value-type="float" office:value="1022">
            <text:p>1022</text:p>
          </table:table-cell>
          <table:table-cell office:value-type="float" office:value="5826">
            <text:p>5826</text:p>
          </table:table-cell>
          <table:table-cell office:value-type="float" office:value="22030000">
            <text:p>2203000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20221019 1156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31">
            <text:p>123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5311930630681">
            <text:p>0.0053531193</text:p>
          </table:table-cell>
          <table:table-cell office:value-type="float" office:value="0.203827983743579">
            <text:p>0.2038279837</text:p>
          </table:table-cell>
          <table:table-cell office:value-type="float" office:value="7960">
            <text:p>7960</text:p>
          </table:table-cell>
          <table:table-cell office:value-type="float" office:value="605">
            <text:p>605</text:p>
          </table:table-cell>
          <table:table-cell office:value-type="float" office:value="5013">
            <text:p>5013</text:p>
          </table:table-cell>
          <table:table-cell office:value-type="float" office:value="21900000">
            <text:p>2190000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20221019 0331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0234798372374">
            <text:p>0.2702347984</text:p>
          </table:table-cell>
          <table:table-cell office:value-type="float" office:value="0.334294350966811">
            <text:p>0.334294351</text:p>
          </table:table-cell>
          <table:table-cell office:value-type="float" office:value="1145">
            <text:p>1145</text:p>
          </table:table-cell>
          <table:table-cell office:value-type="float" office:value="796">
            <text:p>796</text:p>
          </table:table-cell>
          <table:table-cell office:value-type="float" office:value="11118">
            <text:p>11118</text:p>
          </table:table-cell>
          <table:table-cell office:value-type="float" office:value="21770000">
            <text:p>21770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21019 11052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79">
            <text:p>117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70141219930076">
            <text:p>0.0057014122</text:p>
          </table:table-cell>
          <table:table-cell office:value-type="float" office:value="0.216580186275937">
            <text:p>0.2165801863</text:p>
          </table:table-cell>
          <table:table-cell office:value-type="float" office:value="6024">
            <text:p>6024</text:p>
          </table:table-cell>
          <table:table-cell office:value-type="float" office:value="16">
            <text:p>16</text:p>
          </table:table-cell>
          <table:table-cell office:value-type="float" office:value="14783">
            <text:p>14783</text:p>
          </table:table-cell>
          <table:table-cell office:value-type="float" office:value="21640000">
            <text:p>2164000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20221019 0715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55">
            <text:p>155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7618072675615">
            <text:p>0.0051761807</text:p>
          </table:table-cell>
          <table:table-cell office:value-type="float" office:value="0.997893272817507">
            <text:p>0.9978932728</text:p>
          </table:table-cell>
          <table:table-cell office:value-type="float" office:value="7543">
            <text:p>7543</text:p>
          </table:table-cell>
          <table:table-cell office:value-type="float" office:value="1024">
            <text:p>1024</text:p>
          </table:table-cell>
          <table:table-cell office:value-type="float" office:value="14968">
            <text:p>14968</text:p>
          </table:table-cell>
          <table:table-cell office:value-type="float" office:value="21510000">
            <text:p>215100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0221019 0334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6901581451995">
            <text:p>0.2769015815</text:p>
          </table:table-cell>
          <table:table-cell office:value-type="float" office:value="0.219542958540842">
            <text:p>0.2195429585</text:p>
          </table:table-cell>
          <table:table-cell office:value-type="float" office:value="6373">
            <text:p>6373</text:p>
          </table:table-cell>
          <table:table-cell office:value-type="float" office:value="910">
            <text:p>910</text:p>
          </table:table-cell>
          <table:table-cell office:value-type="float" office:value="13830">
            <text:p>13830</text:p>
          </table:table-cell>
          <table:table-cell office:value-type="float" office:value="21220000">
            <text:p>21220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21019 0702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89729745121459">
            <text:p>0.2897297451</text:p>
          </table:table-cell>
          <table:table-cell office:value-type="float" office:value="0.201879705735261">
            <text:p>0.2018797057</text:p>
          </table:table-cell>
          <table:table-cell office:value-type="float" office:value="2137">
            <text:p>2137</text:p>
          </table:table-cell>
          <table:table-cell office:value-type="float" office:value="31">
            <text:p>31</text:p>
          </table:table-cell>
          <table:table-cell office:value-type="float" office:value="5003">
            <text:p>5003</text:p>
          </table:table-cell>
          <table:table-cell office:value-type="float" office:value="20560000">
            <text:p>2056000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221019 0332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3558102366514">
            <text:p>0.2935581024</text:p>
          </table:table-cell>
          <table:table-cell office:value-type="float" office:value="0.761193333761767">
            <text:p>0.7611933338</text:p>
          </table:table-cell>
          <table:table-cell office:value-type="float" office:value="1702">
            <text:p>1702</text:p>
          </table:table-cell>
          <table:table-cell office:value-type="float" office:value="693">
            <text:p>693</text:p>
          </table:table-cell>
          <table:table-cell office:value-type="float" office:value="14226">
            <text:p>14226</text:p>
          </table:table-cell>
          <table:table-cell office:value-type="float" office:value="20110000">
            <text:p>20110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21019 0339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5725580684474">
            <text:p>0.1572558068</text:p>
          </table:table-cell>
          <table:table-cell office:value-type="float" office:value="0.50254293506965">
            <text:p>0.5025429351</text:p>
          </table:table-cell>
          <table:table-cell office:value-type="float" office:value="673">
            <text:p>673</text:p>
          </table:table-cell>
          <table:table-cell office:value-type="float" office:value="348">
            <text:p>348</text:p>
          </table:table-cell>
          <table:table-cell office:value-type="float" office:value="14841">
            <text:p>14841</text:p>
          </table:table-cell>
          <table:table-cell office:value-type="float" office:value="19520000">
            <text:p>19520000</text:p>
          </table:table-cell>
          <table:table-cell office:value-type="float" office:value="17">
            <text:p>17</text:p>
          </table:table-cell>
        </table:table-row>
      </table:table>
      <table:database-ranges>
        <table:database-range table:target-range-address="Sheet1.A2:Sheet1.V121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10/19/2022</text:date>, <text:time>17:1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9T17:16:23.97</dc:date>
    <dc:creator>Gabriel Scoccola</dc:creator>
    <meta:document-statistic meta:table-count="1" meta:cell-count="2618" meta:object-count="0"/>
    <meta:generator>OpenOffice/4.1.7$Win32 OpenOffice.org_project/417m1$Build-9800</meta:generator>
  </office:meta>
</office:document-meta>
</file>